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</style:style>
    <style:style style:name="T2" style:parent-style-name="Kappaleenoletusfontti" style:family="text"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tässä olisi<text:s/>sitten minun CV<text:s/><text:span text:style-name="T2">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ilia Puutonen</meta:initial-creator>
    <dc:creator>Emilia Puutonen</dc:creator>
    <meta:creation-date>2023-11-01T12:37:00Z</meta:creation-date>
    <dc:date>2023-11-01T12:47:00Z</dc:date>
    <meta:template xlink:href="Normal" xlink:type="simple"/>
    <meta:editing-cycles>2</meta:editing-cycles>
    <meta:editing-duration>PT0S</meta:editing-duration>
    <meta:user-defined meta:name="GrammarlyDocumentId">ac9904c1-2347-4a72-bba2-4520cf87f024</meta:user-defined>
    <meta:document-statistic meta:page-count="1" meta:paragraph-count="1" meta:word-count="6" meta:character-count="30" meta:row-count="1" meta:non-whitespace-character-count="25"/>
  </office:meta>
</office:document-meta>
</file>